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c93e1" officeooo:paragraph-rsid="001c93e1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c93e1" officeooo:paragraph-rsid="001c93e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c93e1" officeooo:paragraph-rsid="001d5ad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d5ad6" officeooo:paragraph-rsid="001d5ad6" style:font-size-asian="12.25pt" style:font-size-complex="14pt"/>
    </style:style>
    <style:style style:name="T1" style:family="text">
      <style:text-properties officeooo:rsid="001d5ad6"/>
    </style:style>
    <style:style style:name="T2" style:family="text">
      <style:text-properties officeooo:rsid="001e99f2"/>
    </style:style>
    <style:style style:name="T3" style:family="text">
      <style:text-properties officeooo:rsid="001ee1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 de début de projet</text:p>
      <text:p text:style-name="P1"/>
      <text:p text:style-name="P2"/>
      <text:p text:style-name="P2">Objectif du projet: Jeu picross avec aides à la résolution.</text:p>
      <text:p text:style-name="P2"/>
      <text:p text:style-name="P2">Fonctionnalités:</text:p>
      <text:p text:style-name="P2"><text:tab/></text:p>
      <text:p text:style-name="P2"><text:tab/>- Jeu de picross jouable</text:p>
      <text:p text:style-name="P2"><text:tab/></text:p>
      <text:p text:style-name="P2"><text:tab/>- Système d'aide à la résolution</text:p>
      <text:p text:style-name="P2"/>
      <text:p text:style-name="P2"><text:tab/>- Tableau des meilleurs scores (<text:span text:style-name="T3">e</text:span>n fonction du temps de résolution et des aides utilisé<text:span text:style-name="T3">e</text:span>s)</text:p>
      <text:p text:style-name="P2"/>
      <text:p text:style-name="P2"><text:tab/>- Système d'annulation de coup (do/undo)</text:p>
      <text:p text:style-name="P2"/>
      <text:p text:style-name="P2"><text:tab/>- Système de sauvegarde des parties/<text:span text:style-name="T1">Restauration de parties</text:span></text:p>
      <text:p text:style-name="P2"><text:tab/></text:p>
      <text:p text:style-name="P2"/>
      <text:p text:style-name="P2"/>
      <text:p text:style-name="P2">Idées:</text:p>
      <text:p text:style-name="P2"/>
      <text:p text:style-name="P3"><text:tab/>- Plusieurs niveaux d'aide</text:p>
      <text:p text:style-name="P3"/>
      <text:p text:style-name="P3"><text:tab/><text:tab/><text:span text:style-name="T1">- Niv 1 : Mise en évidence d'une ligne où une est action explicitement réalisable.</text:span></text:p>
      <text:p text:style-name="P3"><text:tab/></text:p>
      <text:p text:style-name="P3"><text:span text:style-name="T1"><text:tab/><text:tab/>- Niv 2 : Révélation d'une case aléatoire dans la grille.</text:span></text:p>
      <text:p text:style-name="P3"/>
      <text:p text:style-name="P3"><text:span text:style-name="T1"><text:tab/><text:tab/>- Niv 3 : Revelation d'un bloc aléatoire dans la grille.</text:span></text:p>
      <text:p text:style-name="P3"/>
      <text:p text:style-name="P3"><text:tab/><text:tab/><text:span text:style-name="T1">- 1/2/3 (dépendant du niveau de difficulté) occasion(s) pour l'utilisateur de faire vérifier sa grille (fautes ou pas)</text:span></text:p>
      <text:p text:style-name="P3"/>
      <text:p text:style-name="P3"><text:span text:style-name="T1"><text:tab/>- Plusieurs</text:span> <text:span text:style-name="T3">niveaux </text:span>de difficulté de puzzle/<text:span text:style-name="T1">taille de grille</text:span></text:p>
      <text:p text:style-name="P2"/>
      <text:p text:style-name="P2"><text:span text:style-name="T1"><text:tab/><text:tab/>- Facile : 5x5</text:span></text:p>
      <text:p text:style-name="P2"/>
      <text:p text:style-name="P4"><text:tab/><text:tab/>- Normale : 10<text:span text:style-name="T3">x</text:span>10</text:p>
      <text:p text:style-name="P4"/>
      <text:p text:style-name="P4"><text:tab/><text:tab/>- Difficile : 15<text:span text:style-name="T3">x</text:span>15</text:p>
      <text:p text:style-name="P4"/>
      <text:p text:style-name="P4"><text:tab/><text:tab/>(- Personalisée)</text:p>
      <text:p text:style-name="P2"><text:soft-page-break/></text:p>
      <text:p text:style-name="P2"><text:tab/>- Question : Plus de deux couleurs dans le puzzle ?</text:p>
      <text:p text:style-name="P2"><text:tab/></text:p>
      <text:p text:style-name="P2"><text:tab/>- Système d'annulation de coup complexe:</text:p>
      <text:p text:style-name="P2"><text:tab/><text:tab/></text:p>
      <text:p text:style-name="P2"><text:tab/><text:tab/>- gestion au coup par coup (annuler/rétablir)</text:p>
      <text:p text:style-name="P2"/>
      <text:p text:style-name="P2"><text:tab/><text:tab/>- Exploration de piste<text:span text:style-name="T3">s</text:span> par le biais d'hypoth<text:span text:style-name="T3">è</text:span>ses (modélisé<text:span text:style-name="T3">e</text:span> sous forme <text:tab/><text:tab/>d'arbre de recherche)</text:p>
      <text:p text:style-name="P2"/>
      <text:p text:style-name="P2"><text:tab/>- Sauvegarde nommée (par l'utilisateur) par fichier (sérialisation) :</text:p>
      <text:p text:style-name="P2"/>
      <text:p text:style-name="P3"><text:span text:style-name="T1"><text:tab/><text:tab/>- État actuel de la grille</text:span></text:p>
      <text:p text:style-name="P3"/>
      <text:p text:style-name="P3"><text:span text:style-name="T1"><text:tab/><text:tab/>- Arbre de recherche (hypothèses)</text:span></text:p>
      <text:p text:style-name="P3"/>
      <text:p text:style-name="P3"><text:span text:style-name="T1"><text:tab/><text:tab/>- Temps de jeu</text:span></text:p>
      <text:p text:style-name="P3"/>
      <text:p text:style-name="P3"><text:span text:style-name="T1"><text:tab/><text:tab/>- Aides déjà utilisées (nombre + type)</text:span></text:p>
      <text:p text:style-name="P3"/>
      <text:p text:style-name="P3"/>
      <text:p text:style-name="P3"><text:span text:style-name="T2"><text:tab/>- Chargement des parties (prévisualisation de la partie)</text:span></text:p>
      <text:p text:style-name="P3"/>
      <text:p text:style-name="P3"><text:span text:style-name="T2"><text:tab/>- A l'intéraction avec la description d'une ligne/colonne, affichage de la somme <text:tab/>des valeurs décrivant celle-ci</text:span></text:p>
      <text:p text:style-name="P3"/>
      <text:p text:style-name="P3"><text:span text:style-name="T2"><text:tab/>- Mettre le jeu en pause (cache la grille)</text:span></text:p>
      <text:p text:style-name="P3"/>
      <text:p text:style-name="P3"><text:span text:style-name="T2"><text:tab/>- Générer la grille à partir d'une imag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2S</meta:editing-duration>
    <meta:editing-cycles>5</meta:editing-cycles>
    <meta:generator>LibreOffice/5.3.0.3$Windows_X86_64 LibreOffice_project/7074905676c47b82bbcfbea1aeefc84afe1c50e1</meta:generator>
    <dc:date>2018-01-09T18:44:15.493000000</dc:date>
    <meta:document-statistic meta:table-count="0" meta:image-count="0" meta:object-count="0" meta:page-count="2" meta:paragraph-count="38" meta:word-count="249" meta:character-count="1533" meta:non-whitespace-character-count="1264"/>
    <meta:user-defined meta:name="Info 1"/>
    <meta:user-defined meta:name="Info 2"/>
    <meta:user-defined meta:name="Info 3"/>
    <meta:user-defined meta:name="Info 4"/>
  </office:meta>
</office:document-meta>
</file>